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paragraph-rsid="0000346c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paragraph-rsid="0000346c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top="0.201cm" fo:margin-bottom="0.201cm" style:contextual-spacing="false"/>
      <style:text-properties fo:font-size="16pt" fo:font-weight="normal" officeooo:paragraph-rsid="0000346c" style:font-size-asian="16pt" style:font-weight-asian="normal" style:font-size-complex="16pt" style:font-weight-complex="normal"/>
    </style:style>
    <style:style style:name="P4" style:family="paragraph" style:parent-style-name="Text_20_body">
      <style:text-properties fo:font-size="16pt" officeooo:rsid="004a44c5" officeooo:paragraph-rsid="004a44c5" style:font-size-asian="16pt" style:font-size-complex="16pt"/>
    </style:style>
    <style:style style:name="P5" style:family="paragraph" style:parent-style-name="Text_20_body">
      <style:text-properties fo:font-size="16pt" officeooo:paragraph-rsid="004a44c5" style:font-size-asian="16pt" style:font-size-complex="16pt"/>
    </style:style>
    <style:style style:name="P6" style:family="paragraph" style:parent-style-name="Standard">
      <style:paragraph-properties fo:margin-top="0.201cm" fo:margin-bottom="0.201cm" style:contextual-spacing="false"/>
      <style:text-properties fo:font-weight="bold" officeooo:paragraph-rsid="001ba83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00346c" style:font-size-asian="14pt" style:font-size-complex="14pt"/>
    </style:style>
    <style:style style:name="P8" style:family="paragraph" style:parent-style-name="Standard">
      <style:paragraph-properties fo:margin-top="0.201cm" fo:margin-bottom="0.201cm" style:contextual-spacing="false" fo:text-align="justify" style:justify-single-word="false"/>
      <style:text-properties officeooo:paragraph-rsid="000cf949"/>
    </style:style>
    <style:style style:name="P9" style:family="paragraph" style:parent-style-name="Standard">
      <style:paragraph-properties fo:margin-top="0.201cm" fo:margin-bottom="0.201cm" style:contextual-spacing="false" fo:text-align="justify" style:justify-single-word="false"/>
      <style:text-properties officeooo:paragraph-rsid="0001b4b5"/>
    </style:style>
    <style:style style:name="P10" style:family="paragraph" style:parent-style-name="Standard">
      <style:paragraph-properties fo:margin-top="0.201cm" fo:margin-bottom="0.201cm" style:contextual-spacing="false" fo:text-align="justify" style:justify-single-word="false"/>
      <style:text-properties officeooo:paragraph-rsid="0002f6b3"/>
    </style:style>
    <style:style style:name="P11" style:family="paragraph" style:parent-style-name="Text_20_body">
      <style:paragraph-properties fo:margin-top="0.201cm" fo:margin-bottom="0.201cm" style:contextual-spacing="false" fo:text-align="justify" style:justify-single-word="false"/>
    </style:style>
    <style:style style:name="P12" style:family="paragraph" style:parent-style-name="Text_20_body">
      <style:paragraph-properties fo:margin-top="0.201cm" fo:margin-bottom="0.201cm" style:contextual-spacing="false" fo:text-align="justify" style:justify-single-word="false"/>
      <style:text-properties officeooo:paragraph-rsid="0018b1b4"/>
    </style:style>
    <style:style style:name="P13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8b1b4" style:font-size-asian="12pt" style:font-size-complex="12pt"/>
    </style:style>
    <style:style style:name="P14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5b806" officeooo:paragraph-rsid="0035b806" style:font-size-asian="12pt" style:font-size-complex="12pt"/>
    </style:style>
    <style:style style:name="P15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6d15f" officeooo:paragraph-rsid="0036d15f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6d15f" officeooo:paragraph-rsid="0038709a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6d15f" officeooo:paragraph-rsid="004a44c5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a09af" officeooo:paragraph-rsid="004a09af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d35f1" officeooo:paragraph-rsid="004d35f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e4543" officeooo:paragraph-rsid="004e454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.201cm" fo:margin-bottom="0.201cm" style:contextual-spacing="false" fo:text-align="justify" style:justify-single-word="false" fo:break-before="page"/>
      <style:text-properties fo:font-variant="normal" fo:text-transform="none" fo:color="#000000" loext:opacity="100%" style:font-name="Liberation Serif" fo:font-size="12pt" fo:letter-spacing="normal" fo:font-style="normal" fo:font-weight="normal" officeooo:rsid="0011f417" officeooo:paragraph-rsid="0035b806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36d15f" officeooo:paragraph-rsid="0036d15f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20pt" fo:letter-spacing="normal" fo:font-style="normal" fo:font-weight="bold" officeooo:rsid="004a44c5" officeooo:paragraph-rsid="004a44c5" style:font-size-asian="20pt" style:font-weight-asian="bold" style:font-size-complex="20pt" style:font-weight-complex="bold"/>
    </style:style>
    <style:style style:name="P24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6pt" fo:letter-spacing="normal" fo:font-style="normal" fo:font-weight="normal" officeooo:rsid="004a44c5" officeooo:paragraph-rsid="004a44c5" style:font-size-asian="16pt" style:font-weight-asian="normal" style:font-size-complex="16pt" style:font-weight-complex="normal"/>
    </style:style>
    <style:style style:name="P25" style:family="paragraph" style:parent-style-name="Text_20_body">
      <style:text-properties officeooo:paragraph-rsid="004a09af"/>
    </style:style>
    <style:style style:name="P26" style:family="paragraph" style:parent-style-name="Text_20_body">
      <style:text-properties officeooo:paragraph-rsid="004a44c5"/>
    </style:style>
    <style:style style:name="P27" style:family="paragraph" style:parent-style-name="Text_20_body" style:list-style-name="L1">
      <style:paragraph-properties fo:text-align="justify" style:justify-single-word="false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paragraph-rsid="003f6ee7"/>
    </style:style>
    <style:style style:name="P29" style:family="paragraph" style:parent-style-name="Text_20_body" style:list-style-name="L2">
      <style:paragraph-properties fo:padding="0.049cm" fo:border="0.06pt solid #d9d9e3"/>
      <style:text-properties officeooo:paragraph-rsid="002caa55"/>
    </style:style>
    <style:style style:name="P30" style:family="paragraph" style:parent-style-name="Text_20_body" style:list-style-name="L2">
      <style:paragraph-properties fo:padding="0.049cm" fo:border="0.06pt solid #d9d9e3"/>
    </style:style>
    <style:style style:name="P31" style:family="paragraph" style:parent-style-name="Text_20_body">
      <style:text-properties fo:font-variant="normal" fo:text-transform="none" fo:color="#000000" loext:opacity="100%" style:font-name="Liberation Serif" fo:font-size="16pt" fo:letter-spacing="normal" fo:font-style="normal" fo:font-weight="normal" officeooo:rsid="004a44c5" officeooo:paragraph-rsid="004a44c5" style:font-size-asian="16pt" style:font-weight-asian="normal" style:font-size-complex="16pt" style:font-weight-complex="normal"/>
    </style:style>
    <style:style style:name="P32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5b806" officeooo:paragraph-rsid="0035b806" style:font-size-asian="12pt" style:font-size-complex="12pt"/>
    </style:style>
    <style:style style:name="P33" style:family="paragraph" style:parent-style-name="Text_20_body">
      <style:paragraph-properties fo:margin-top="0.201cm" fo:margin-bottom="0.201cm" style:contextual-spacing="false"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f3733" officeooo:paragraph-rsid="004f3733" style:font-size-asian="12pt" style:font-size-complex="12pt"/>
    </style:style>
    <style:style style:name="T1" style:family="text">
      <style:text-properties officeooo:rsid="00009924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1b4b5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333a9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22dd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0a9cd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c744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eb73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a32b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aa468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acdc8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b835c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Liberation Serif" fo:font-size="12pt" style:font-size-asian="12pt" style:font-size-complex="12pt"/>
    </style:style>
    <style:style style:name="T15" style:family="text">
      <style:text-properties fo:color="#000000" loext:opacity="100%" style:font-name="Liberation Serif" fo:font-size="12pt" officeooo:rsid="00009924" style:font-size-asian="12pt" style:font-size-complex="12pt"/>
    </style:style>
    <style:style style:name="T16" style:family="text">
      <style:text-properties fo:color="#000000" loext:opacity="100%" style:font-name="Liberation Serif" fo:font-size="12pt" fo:font-weight="normal" officeooo:rsid="004a09af" style:font-size-asian="12pt" style:font-weight-asian="normal" style:font-size-complex="12pt" style:font-weight-complex="normal"/>
    </style:style>
    <style:style style:name="T17" style:family="text">
      <style:text-properties officeooo:rsid="0001b4b5"/>
    </style:style>
    <style:style style:name="T18" style:family="text">
      <style:text-properties officeooo:rsid="0001eb14"/>
    </style:style>
    <style:style style:name="T19" style:family="text">
      <style:text-properties officeooo:rsid="00035b82"/>
    </style:style>
    <style:style style:name="T20" style:family="text">
      <style:text-properties officeooo:rsid="0004ff1a"/>
    </style:style>
    <style:style style:name="T21" style:family="text">
      <style:text-properties officeooo:rsid="000670d5"/>
    </style:style>
    <style:style style:name="T22" style:family="text">
      <style:text-properties officeooo:rsid="00087a8d"/>
    </style:style>
    <style:style style:name="T23" style:family="text">
      <style:text-properties officeooo:rsid="000bed0e"/>
    </style:style>
    <style:style style:name="T24" style:family="text">
      <style:text-properties officeooo:rsid="000cf949"/>
    </style:style>
    <style:style style:name="T25" style:family="text">
      <style:text-properties officeooo:rsid="000ec01b"/>
    </style:style>
    <style:style style:name="T26" style:family="text">
      <style:text-properties officeooo:rsid="0010a9cd"/>
    </style:style>
    <style:style style:name="T27" style:family="text">
      <style:text-properties officeooo:rsid="0010e71b"/>
    </style:style>
    <style:style style:name="T28" style:family="text">
      <style:text-properties officeooo:rsid="0011c744"/>
    </style:style>
    <style:style style:name="T29" style:family="text">
      <style:text-properties officeooo:rsid="0011eb73"/>
    </style:style>
    <style:style style:name="T30" style:family="text">
      <style:text-properties officeooo:rsid="0013a601"/>
    </style:style>
    <style:style style:name="T31" style:family="text">
      <style:text-properties officeooo:rsid="0014a32b"/>
    </style:style>
    <style:style style:name="T32" style:family="text">
      <style:text-properties officeooo:rsid="0016810c"/>
    </style:style>
    <style:style style:name="T33" style:family="text">
      <style:text-properties officeooo:rsid="0018b1b4"/>
    </style:style>
    <style:style style:name="T34" style:family="text">
      <style:text-properties officeooo:rsid="001ba836"/>
    </style:style>
    <style:style style:name="T35" style:family="text">
      <style:text-properties officeooo:rsid="002e420d"/>
    </style:style>
    <style:style style:name="T36" style:family="text">
      <style:text-properties officeooo:rsid="002f97b1"/>
    </style:style>
    <style:style style:name="T37" style:family="text">
      <style:text-properties officeooo:rsid="0030f4d9"/>
    </style:style>
    <style:style style:name="T38" style:family="text">
      <style:text-properties officeooo:rsid="0032641a"/>
    </style:style>
    <style:style style:name="T39" style:family="text">
      <style:text-properties officeooo:rsid="0034625d"/>
    </style:style>
    <style:style style:name="T40" style:family="text">
      <style:text-properties style:font-size-asian="10.5pt"/>
    </style:style>
    <style:style style:name="T41" style:family="text">
      <style:text-properties officeooo:rsid="0011f417" style:font-size-asian="10.5pt" style:font-weight-asian="normal" style:font-weight-complex="normal"/>
    </style:style>
    <style:style style:name="T42" style:family="text">
      <style:text-properties officeooo:rsid="00363cfa" style:font-size-asian="10.5pt" style:font-weight-asian="normal" style:font-weight-complex="normal"/>
    </style:style>
    <style:style style:name="T43" style:family="text">
      <style:text-properties officeooo:rsid="0011f417" style:font-size-asian="10.5pt"/>
    </style:style>
    <style:style style:name="T44" style:family="text">
      <style:text-properties officeooo:rsid="0037995e" style:font-size-asian="10.5pt"/>
    </style:style>
    <style:style style:name="T45" style:family="text">
      <style:text-properties officeooo:rsid="0037995e"/>
    </style:style>
    <style:style style:name="T46" style:family="text">
      <style:text-properties officeooo:rsid="0037fe80"/>
    </style:style>
    <style:style style:name="T47" style:family="text">
      <style:text-properties officeooo:rsid="0038709a"/>
    </style:style>
    <style:style style:name="T48" style:family="text">
      <style:text-properties officeooo:rsid="0038fd81"/>
    </style:style>
    <style:style style:name="T49" style:family="text">
      <style:text-properties officeooo:rsid="003a05d6"/>
    </style:style>
    <style:style style:name="T50" style:family="text">
      <style:text-properties officeooo:rsid="003ba8d1"/>
    </style:style>
    <style:style style:name="T51" style:family="text">
      <style:text-properties officeooo:rsid="00407b16"/>
    </style:style>
    <style:style style:name="T52" style:family="text">
      <style:text-properties officeooo:rsid="00449531"/>
    </style:style>
    <style:style style:name="T53" style:family="text">
      <style:text-properties officeooo:rsid="0044b9dc"/>
    </style:style>
    <style:style style:name="T54" style:family="text">
      <style:text-properties officeooo:rsid="00468b3b"/>
    </style:style>
    <style:style style:name="T55" style:family="text">
      <style:text-properties officeooo:rsid="004734fb"/>
    </style:style>
    <style:style style:name="T56" style:family="text">
      <style:text-properties officeooo:rsid="00481154"/>
    </style:style>
    <style:style style:name="T57" style:family="text">
      <style:text-properties officeooo:rsid="00498e05"/>
    </style:style>
    <style:style style:name="T58" style:family="text">
      <style:text-properties officeooo:rsid="004a09af"/>
    </style:style>
    <style:style style:name="T59" style:family="text">
      <style:text-properties officeooo:rsid="004a44c5"/>
    </style:style>
    <style:style style:name="T60" style:family="text">
      <style:text-properties officeooo:rsid="004d35f1"/>
    </style:style>
    <style:style style:name="T61" style:family="text">
      <style:text-properties officeooo:rsid="004f373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FSP – Campus Campinas – TADS</text:p>
      <text:p text:style-name="P7">Disciplina de IHC</text:p>
      <text:p text:style-name="P2">Entendimento do Problema de Design</text:p>
      <text:p text:style-name="P1"/>
      <text:p text:style-name="P3">Análise da <text:span text:style-name="T45">s</text:span>ituação</text:p>
      <text:p text:style-name="P6"><text:span text:style-name="T34">Contextualiza</text:span>çã<text:span text:style-name="T34">o</text:span></text:p>
      <text:p text:style-name="P6"/>
      <text:p text:style-name="P8"><text:tab/><text:span text:style-name="T1">Atualmente, muitas pessoas </text:span><text:span text:style-name="T24">são envolvidas</text:span><text:span text:style-name="T1"> </text:span><text:span text:style-name="T19">em</text:span><text:span text:style-name="T1"> sorteios </text:span><text:span text:style-name="T27">de loteria</text:span><text:span text:style-name="T1">, como a Mega Sena, </text:span><text:span text:style-name="T24">seja </text:span><text:span text:style-name="T27">participando</text:span><text:span text:style-name="T24"> nesses sorteios ou para organizá-los.</text:span><text:span text:style-name="T1"> </text:span><text:span text:style-name="T26">Os apostadores veem uma</text:span><text:span text:style-name="T1"> esperança de mudar suas vidas </text:span><text:span text:style-name="T28">e ganhar dinheiro</text:span><text:span text:style-name="T1">, </text:span><text:span text:style-name="T26">ou</text:span><text:span text:style-name="T15"> </text:span><text:span text:style-name="T2">uma forma de entretenimento e de passar o tempo</text:span><text:span text:style-name="T3">. </text:span><text:span text:style-name="T7">Já os organizadores buscam o lucro advindo da venda d</text:span><text:span text:style-name="T11">o</text:span><text:span text:style-name="T7">s bilhetes</text:span><text:span text:style-name="T3">. </text:span><text:span text:style-name="T6">Ambos</text:span><text:span text:style-name="T3"> passam </text:span><text:span text:style-name="T6">por diferentes</text:span><text:span text:style-name="T3"> processo</text:span><text:span text:style-name="T6">s</text:span><text:span text:style-name="T3"> </text:span><text:span text:style-name="T7">e</text:span><text:span text:style-name="T6"> podem sofrer com as</text:span><text:span text:style-name="T3"> dificuldades </text:span><text:span text:style-name="T6">que envolvem</text:span><text:span text:style-name="T3"> </text:span><text:span text:style-name="T6">os</text:span><text:span text:style-name="T3"> sorteios no Brasil</text:span><text:span text:style-name="T2">.</text:span></text:p>
      <text:p text:style-name="P9"><text:span text:style-name="T2"><text:tab/>Para participar de um sorteio, é necessário comprar um bilhete em um ponto de venda autorizado, como uma lotérica ou através do site oficial da loteria.</text:span> <text:span text:style-name="T25">O participante</text:span> escolhe os números que deseja apostar <text:span text:style-name="T17">dento das </text:span>opções disponíveis, <text:span text:style-name="T17">que</text:span> varia de acordo com o jogo escolhido. <text:span text:style-name="T20">Finalizada a compra</text:span><text:span text:style-name="T17"> </text:span><text:span text:style-name="T20">d</text:span><text:span text:style-name="T17">o bilhete, </text:span>deve aguardar a data do sorteio para <text:span text:style-name="T21">que sejam sorteados os </text:span><text:span text:style-name="T26">números</text:span><text:span text:style-name="T21"> vencedores</text:span>. Se ganh<text:span text:style-name="T22">ar</text:span> um prêmio, é importante resgatá-lo dentro do prazo estabelecido pelas regras da loteria. O resgate pode ser feito em uma lotérica ou agência bancária, dependendo do valor do prêmio.</text:p>
      <text:p text:style-name="P10"><text:tab/><text:span text:style-name="T1">No entanto, e</text:span>xistem várias dificuldades em apostar em um sorteio no Brasil. Algumas das principais incluem:</text:p>
      <text:list xml:id="list1771737700" text:style-name="L1">
        <text:list-item>
          <text:p text:style-name="P27">Acesso limitado: Apenas algumas loterias e casas de apostas são autorizadas a operar no país, o que pode limitar as opções para quem deseja apostar.</text:p>
        </text:list-item>
        <text:list-item>
          <text:p text:style-name="P28">Concorrência: Muitas vezes, a chance de ganhar é bastante reduzida, já que há muitos outros jogadores competindo pelo mesmo prêmio.</text:p>
        </text:list-item>
        <text:list-item>
          <text:p text:style-name="P28">Fraudes: <text:span text:style-name="T18">H</text:span>á também o risco de fraudes, o que pode <text:span text:style-name="T23">causar uma falta de</text:span> confiança do público <text:span text:style-name="T23">e </text:span><text:span text:style-name="T38">desencorajar</text:span><text:span text:style-name="T23"> sua</text:span> participaç<text:span text:style-name="T12">ã</text:span><text:span text:style-name="T23">o</text:span> <text:span text:style-name="T23">n</text:span>essas atividades.</text:p>
        </text:list-item>
      </text:list>
      <text:p text:style-name="P11"><text:tab/><text:span text:style-name="T24">A</text:span><text:span text:style-name="T2">postar em um sorteio no Brasil pode ser desafiador </text:span><text:span text:style-name="T4">e</text:span><text:span text:style-name="T2"> </text:span><text:span text:style-name="T4">torna necessário </text:span><text:span text:style-name="T5">para cada pessoa</text:span><text:span text:style-name="T2"> avaliar </text:span><text:span text:style-name="T10">individualmente todos</text:span><text:span text:style-name="T2"> </text:span><text:span text:style-name="T10">os</text:span><text:span text:style-name="T2"> fatores antes de decidir participar de qualquer sorteio ou jogo de azar.</text:span></text:p>
      <text:p text:style-name="P12"><text:span text:style-name="T7"><text:tab/>Para </text:span><text:span text:style-name="T9">promover </text:span><text:span text:style-name="T7">um sorteio, os </text:span><text:span text:style-name="T8">organizadores</text:span><text:span text:style-name="T7"> devem primeiro </text:span><text:span text:style-name="T29">d</text:span>efin<text:span text:style-name="T29">ir</text:span> <text:span text:style-name="T33">suas</text:span> <text:span text:style-name="T32">características principais,</text:span> <text:span text:style-name="T30">como</text:span> a data <text:span text:style-name="T32">de início e fim </text:span>do sorteio, <text:span text:style-name="T30">o preço do bilhete,</text:span> os <text:span text:style-name="T30">valores dos</text:span> prêmios, <text:span text:style-name="T32">regras para</text:span><text:span text:style-name="T30"> decidir os vencedores</text:span>, entre outras informações. <text:span text:style-name="T32">Para ter um sorteio </text:span><text:span text:style-name="T51">de</text:span><text:span text:style-name="T32"> sucesso, os organizadores também tem que se preocupar com a sua</text:span> divulgação. <text:span text:style-name="T31">Isto geralmente é feito através das</text:span> mídias sociais, anúncios online, publicidade em veículos de comunicação, dentre outros canais. <text:span text:style-name="T32">Por </text:span><text:span text:style-name="T33">fim</text:span><text:span text:style-name="T32">, será necessitário realizar o sorteio e fazer a distribuição dos prêmios, </text:span>segui<text:span text:style-name="T33">ndo</text:span> as regras previamente definidas. <text:span text:style-name="T33">Nesta etapa </text:span><text:span text:style-name="T31">é </text:span><text:span text:style-name="T33">importante fazer a distribuição correta dos prêmios, </text:span>certifica<text:span text:style-name="T33">ndo</text:span>-se de que os vencedores estão cientes dos passos para <text:span text:style-name="T33">seu</text:span> resgate.</text:p>
      <text:p text:style-name="P12"><text:tab/>Criar um sorteio de loteria pode ser um processo complexo e desafiador. Aqui estão algumas das dificuldades comuns que as pessoas podem encontrar:</text:p>
      <text:list xml:id="list3550909194" text:style-name="L2">
        <text:list-item>
          <text:p text:style-name="P29"><text:soft-page-break/>Regulamentações: <text:span text:style-name="T2">O jogo é regulamentado pelo governo federal no Brasil e muitas vezes a legislação pode ser confusa e restritiva.</text:span></text:p>
        </text:list-item>
        <text:list-item>
          <text:p text:style-name="P30">Finanças: Criar uma loteria pode ser caro, e é necessário ter recursos financeiros adequados para cobrir os custos de produção, promoção e entrega do prêmio.</text:p>
        </text:list-item>
        <text:list-item>
          <text:p text:style-name="P30">Promoção: A promoção é fundamental para o sucesso de uma loteria, mas pode ser difícil alcançar o público certo e garantir que sua mensagem seja ouvida em meio a todas as outras informações disponíveis.</text:p>
        </text:list-item>
        <text:list-item>
          <text:p text:style-name="P30">Responsabilidades legais: Criar uma loteria envolve responsabilidades legais significativas, incluindo garantir que a loteria seja justa, que todas as entradas sejam incluídas no sorteio e que o prêmio seja entregue ao vencedor.</text:p>
        </text:list-item>
      </text:list>
      <text:p text:style-name="Text_20_body"><text:tab/>Em resumo, criar <text:span text:style-name="T35">sorteios de</text:span> loteria <text:span text:style-name="T35">no Brasil</text:span> <text:span text:style-name="T35">envolve uma extensa</text:span> pesquisa <text:span text:style-name="T35">e</text:span> planejamento cuidadoso, <text:span text:style-name="T35">geralmente acompanhados a um </text:span>aconselhamento jurídico adequado, <text:span text:style-name="T36">o </text:span><text:span text:style-name="T35">que </text:span><text:span text:style-name="T36">impõe</text:span><text:span text:style-name="T35"> </text:span><text:span text:style-name="T36">inúmeros desafios</text:span><text:span text:style-name="T35"> </text:span><text:span text:style-name="T36">às pessoas que desej</text:span><text:span text:style-name="T37">em</text:span><text:span text:style-name="T36"> fazê-lo.</text:span></text:p>
      <text:p text:style-name="P13"><text:tab/><text:span text:style-name="T39">Considerando todos os fatores discorridos, envolvendo a organização e a participação em sorteios, é possível listar possíveis experiências consideradas indesejáveis relacionada ambos os grupos.</text:span></text:p>
      <text:p text:style-name="P14">Do ponto de vista do apostador:</text:p>
      <text:p text:style-name="P14">Do ponto de vista do organizador:</text:p>
      <text:p text:style-name="P33">[Fiquei de listar aqui as experiências indsejadas, se pensar em alguma coisa pode adicionar]</text:p>
      <text:p text:style-name="P14"><text:tab/>Tendo tudo isso em mente, nosso projeto visa o<text:span text:style-name="T41">ferecer um sistema para a criação </text:span><text:span text:style-name="T42">e promoção </text:span><text:span text:style-name="T41">de sorteios personalizáveis, com prêmios e regras definidas pelos próprios usuários, e que permita a compra de bilhetes desses sorteios através moeda única para câmbio com a finalidade de realizar compras de bilhetes e retiradas de prêmios de forma simples e centralizada </text:span><text:span text:style-name="T42">e o menos burocrática possível.</text:span></text:p>
      <text:p text:style-name="P21"/>
      <text:p text:style-name="P22"><text:span text:style-name="T43">C</text:span><text:span text:style-name="T40">oleta de </text:span><text:span text:style-name="T44">d</text:span><text:span text:style-name="T40">ados</text:span></text:p>
      <text:p text:style-name="P15"><text:tab/><text:span text:style-name="T49">A coleta de dados foi feita com o objetivo de criar um perfil para os principais usuários do sistema que será desenvolvido, </text:span><text:span text:style-name="T50">visando entendê-los a fim de projetar </text:span><text:span text:style-name="T52">um</text:span><text:span text:style-name="T50"> sistema </text:span><text:span text:style-name="T52">funcional para atender às suas necessidades </text:span><text:span text:style-name="T50">da melhor forma possível.</text:span></text:p>
      <text:p text:style-name="P16"><text:tab/>Para essa etapa, foram realizadas <text:span text:style-name="T46">pesquisas </text:span><text:span text:style-name="T53">sobre o</text:span><text:span text:style-name="T46"> mercado</text:span>, além de dinâmicas <text:span text:style-name="T49">de brainstorming para</text:span> <text:span text:style-name="T49">a</text:span> criação <text:span text:style-name="T46">de personas e </text:span><text:span text:style-name="T50">seus respectivos</text:span><text:span text:style-name="T46"> </text:span>cenários. <text:span text:style-name="T47">A partir disto, foram definidos os</text:span> usuários, <text:span text:style-name="T47">que são os clientes que participarão em sorteios, </text:span>e os stakeholders, que são os <text:span text:style-name="T47">programadores e organizadores dos sorteios</text:span>.</text:p>
      <text:p text:style-name="P16"><text:tab/><text:span text:style-name="T48">Em seguida</text:span>, foram feitos mapas de empatia <text:span text:style-name="T48">a fim de revelar as</text:span> dores e desejos intrínsecos de <text:span text:style-name="T54">aos</text:span> usuários <text:span text:style-name="T54">representados por essas personas</text:span>. A seguir, encontram-se o<text:span text:style-name="T54">s</text:span> resultado<text:span text:style-name="T54">s</text:span> d<text:span text:style-name="T54">o</text:span>s trabalhos realizados:</text:p>
      <text:p text:style-name="P16"/>
      <text:p text:style-name="P23"><text:span text:style-name="T61">Persona</text:span> <text:span text:style-name="T60">1</text:span></text:p>
      <text:p text:style-name="P17">Nome: João da Silva;</text:p>
      <text:p text:style-name="P19">Frase de Impacto: Não exitem coincidências;</text:p>
      <text:p text:style-name="P20">[Foto]</text:p>
      <text:p text:style-name="P24">Fatores demográficos</text:p>
      <text:p text:style-name="P18">Estado Civil: Solteiro;</text:p>
      <text:p text:style-name="Text_20_body">Idade: 45 anos;</text:p>
      <text:p text:style-name="P25">Profissão: <text:span text:style-name="T2">Representante Comercial</text:span><text:span text:style-name="T14">, </text:span>Autônomo;</text:p>
      <text:p text:style-name="P25"><text:span text:style-name="T58">Renda Mensal</text:span><text:span text:style-name="T16">: </text:span><text:span text:style-name="T12">R$ 4.625,</text:span><text:span text:style-name="T13">00</text:span><text:span text:style-name="T12">;</text:span></text:p>
      <text:p text:style-name="P31">Comportamentos</text:p>
      <text:p text:style-name="Text_20_body"><text:span text:style-name="T55">A</text:span>dora jogar na loteria e sempre sonhou em ganhar o prêmio principal. <text:span text:style-name="T57">Faz</text:span> diferentes jogos <text:span text:style-name="T59">toda semana</text:span>, mas tem dificuldades em acompanhar todos os sorteios, e não tem tempo de conferir todos os resultados.</text:p>
      <text:p text:style-name="P4">Frustrações</text:p>
      <text:p text:style-name="Text_20_body"><text:span text:style-name="T56">S</text:span>e <text:span text:style-name="T57">se</text:span>nte frustrado quando perde em um sorteio, p<text:span text:style-name="T57">ensa</text:span> que poderia ter escolhido números que ter<text:span text:style-name="T57">iam</text:span> feito a diferença. <text:span text:style-name="T56">A</text:span>cha cansativo ter que ir até a casa lotérica para conferir o resultado de cada jogo.</text:p>
      <text:p text:style-name="P5">Necessidades</text:p>
      <text:p text:style-name="P26"><text:soft-page-break/><text:span text:style-name="T57">Quer</text:span> uma maneira fácil e rápida de acompanhar os resultados dos jogos e ser notificado quando ganhar algum prêmio. <text:span text:style-name="T59">G</text:span>ostaria de receber sugestões de números para jogar com base em estatísticas e resultados anteriores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9T03:29:29.993000000</meta:creation-date>
    <dc:date>2023-03-31T07:02:00.944000000</dc:date>
    <meta:editing-duration>PT5H5M13S</meta:editing-duration>
    <meta:editing-cycles>59</meta:editing-cycles>
    <meta:generator>LibreOffice/7.3.3.2$Windows_X86_64 LibreOffice_project/d1d0ea68f081ee2800a922cac8f79445e4603348</meta:generator>
    <meta:document-statistic meta:table-count="0" meta:image-count="0" meta:object-count="0" meta:page-count="4" meta:paragraph-count="43" meta:word-count="952" meta:character-count="6102" meta:non-whitespace-character-count="5186"/>
  </office:meta>
</office:document-meta>
</file>